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style:text-position="super 58%" style:text-underline-style="none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2_2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2, FF 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/text:p>
      <text:p text:style-name="P5">Author of letter<text:tab/><text:tab/><text:tab/><text:tab/>S. M. Isaacs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3 [?] 5635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1875</text:p>
      <text:p text:style-name="P5">Hebrew Date<text:tab/><text:tab/><text:tab/><text:tab/><text:tab/></text:p>
      <text:p text:style-name="P5">Undated</text:p>
      <text:p text:style-name="P5">City<text:tab/><text:tab/><text:tab/><text:tab/><text:tab/><text:tab/></text:p>
      <text:p text:style-name="P5">State<text:tab/><text:tab/><text:tab/>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3</text:p>
      <text:p text:style-name="P5">Number of Sheets<text:tab/><text:tab/><text:tab/><text:tab/>2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/text:p>
      <text:p text:style-name="P5">Postma<text:tab/>rk<text:tab/><text:tab/><text:tab/>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3"><text:span text:style-name="T1">6757 [?]/</text:span></text:p>
      <text:p text:style-name="P3"><text:span text:style-name="T1">[?] 3</text:span><text:span text:style-name="T2">rd</text:span><text:span text:style-name="T1"> 5635/</text:span></text:p>
      <text:p text:style-name="P3"><text:span text:style-name="T1">Rev S Morais/</text:span></text:p>
      <text:p text:style-name="P3"><text:span text:style-name="T1">Dear Sir/</text:span></text:p>
      <text:p text:style-name="P2"><text:span text:style-name="T1"><text:tab/>My son brought home/ the manuscript of articles/ you were good enough/ to transmit for the messenger,/ I was very anxious to have/ them published at once, but/ he deems it better to our/ [?] that they should/ be postponed with [?]/ to the commencement of/ a new volume, and I/ readily yield to his [?]/ judgement[sic]. <text:s/>Of course you/ are aware that my/ Abraham has left for/ Breslau[?]. <text:s/>His letters from/ the [Hebrew] breathe the/ [?] &amp; [?] of [?]/ he is in a city [?]/ [?]/</text:span></text:p>
      <text:p text:style-name="P2"><text:span text:style-name="T1"/></text:p>
      <text:p text:style-name="P2"><text:span text:style-name="T1">[Page 2]</text:span></text:p>
      <text:p text:style-name="P2"><text:span text:style-name="T1">and other luminaries, and/ sincerely [?] I hope he/ will succeed in his/ laudable efforts, either/ to become a minister/ like yourself, or be/ a proffesor[sic] of languages./ <text:s/>how do you like his/ letters from abroad, the/ materials are those/ on which to [?] a/ [?]. <text:s/>He was/ for some time a pupil/ of Battinnosa[?], [?] by/ the [?] [?] being/ [?], he is teacher of/ German at one of our/ public schools, and has/ two schools for Hebrew/ He is making almost $1700/ a year, and is perfectly/ happy. <text:s/>I sincerely hope/ you are enjoying the/</text:span></text:p>
      <text:p text:style-name="P2"><text:span text:style-name="T1"/></text:p>
      <text:p text:style-name="P2"><text:span text:style-name="T1">[Page 3]</text:span></text:p>
      <text:p text:style-name="P2"><text:span text:style-name="T1">blessings of health to [?]/ your [?] for </text:span><text:span text:style-name="T4">our</text:span><text:span text:style-name="T5">/ cause which requires/ some champions, the/ Synagogue of [?]/ 34</text:span><text:span text:style-name="T3">th</text:span><text:span text:style-name="T5"> St. will on Sunday/ next [?] a meeting to/ have [?] and Organ/ to benefit by the [?]/ he has left them. <text:s/>We/ P. S. remain steadfast/ wishing you every blessing/ I am yours very/ truly/</text:span></text:p>
      <text:p text:style-name="P2"><text:span text:style-name="T5"><text:tab/><text:tab/><text:tab/><text:tab/><text:tab/><text:tab/><text:tab/><text:tab/><text:tab/><text:tab/><text:tab/>S M Isaacs/</text:span></text:p>
      <text:p text:style-name="P2"><text:span text:style-name="T5">Please remember/ me to our m[?]/ friend Mr Hart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27T10:17:56</meta:creation-date>
    <dc:date>2009-05-27T10:50:47</dc:date>
    <dc:language>en-US</dc:language>
    <meta:editing-cycles>2</meta:editing-cycles>
    <meta:editing-duration>PT2M1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2" meta:word-count="405" meta:character-count="2691"/>
  </office:meta>
</office:document-meta>
</file>